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00D0000000C4297083AF203DD92.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736d6"/>
    </style:style>
    <style:style style:name="P2" style:family="paragraph" style:parent-style-name="Text_20_body">
      <style:text-properties officeooo:paragraph-rsid="001fba70"/>
    </style:style>
    <style:style style:name="P3" style:family="paragraph" style:parent-style-name="Title">
      <style:text-properties officeooo:rsid="0007ec82" officeooo:paragraph-rsid="0007ec82"/>
    </style:style>
    <style:style style:name="P4" style:family="paragraph" style:parent-style-name="Heading_20_1">
      <style:text-properties officeooo:rsid="0007ec82" officeooo:paragraph-rsid="0007ec82"/>
    </style:style>
    <style:style style:name="P5" style:family="paragraph" style:parent-style-name="Heading_20_2">
      <style:text-properties officeooo:paragraph-rsid="001736d6"/>
    </style:style>
    <style:style style:name="P6" style:family="paragraph" style:parent-style-name="Text_20_body" style:list-style-name="L1"/>
    <style:style style:name="P7" style:family="paragraph" style:parent-style-name="Text_20_body" style:list-style-name="L1">
      <style:paragraph-properties fo:margin-top="0in" fo:margin-bottom="0in" style:contextual-spacing="false"/>
    </style:style>
    <style:style style:name="T1" style:family="text">
      <style:text-properties officeooo:rsid="001736d6"/>
    </style:style>
    <style:style style:name="T2" style:family="text">
      <style:text-properties officeooo:rsid="0018ea04"/>
    </style:style>
    <style:style style:name="T3" style:family="text">
      <style:text-properties officeooo:rsid="001fba70"/>
    </style:style>
    <style:style style:name="T4" style:family="text">
      <style:text-properties officeooo:rsid="0020a7df"/>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urse on Internet of Things</text:p>
      <text:h text:style-name="P4" text:outline-level="1">Exercises Session <text:span text:style-name="T3">6</text:span><text:span text:style-name="T1">: </text:span><text:span text:style-name="T2">The </text:span><text:span text:style-name="T3">GPS receiver and its UART interface </text:span></text:h>
      <text:h text:style-name="P5" text:outline-level="2">Introduction </text:h>
      <text:p text:style-name="P2">Most GPS receivers use a simple serial interface for communication and provide their data in form of NMEA sentences to the host. See <text:span text:style-name="T3">the TWiki page </text:span><text:a xlink:type="simple" xlink:href="https://afnog.iotworkshop.africa/do/view/UCC_Course_2020/GPSReceiver" text:style-name="Internet_20_link" text:visited-style-name="Visited_20_Internet_20_Link"><text:span text:style-name="T3">https://afnog.iotworkshop.africa/do/view/UCC_Course_2020/GPSReceiver</text:span></text:a> <text:line-break/>for more details. The goal of this exercise will therefore be to receive these messages over a UART port and to interpret them. </text:p>
      <text:p text:style-name="Text_20_body">The GPS receiver may need quite some time to find satellites and to be ready to send valid messages. It will start blinking the red LED when this is the case. <text:span text:style-name="T3">Please put the antenna close to a window where it can see the satellite signals.</text:span></text:p>
      <text:h text:style-name="Heading_20_2" text:outline-level="2"><text:bookmark text:name="Exercise 1: Receiving messages"/>Exercise 1: Receiving messages </text:h>
      <text:p text:style-name="Text_20_body">Write a script that receives NMEA messages on ESP32 UART2, where Tx is re-mapped to D2 or GPIO21. Read the messages and print them as they come in. </text:p>
      <text:h text:style-name="Heading_20_2" text:outline-level="2"><text:bookmark text:name="Exercise 2: Interpreting the NME"/>Exercise 2: Interpreting the NMEA messages using micropyGPS </text:h>
      <text:p text:style-name="Text_20_body">Download <text:a xlink:type="simple" xlink:href="https://github.com/inmcm/micropyGPS" office:target-frame-name="_blank" xlink:show="new" text:style-name="Internet_20_link" text:visited-style-name="Visited_20_Internet_20_Link">https://github.com/inmcm/micropyGPS</text:a><draw:a xlink:type="simple" xlink:href="https://github.com/inmcm/micropyGPS" office:target-frame-name="_blank" xlink:show="new"><draw:frame draw:style-name="fr1" draw:name="Image1" text:anchor-type="as-char" svg:width="0.1354in" svg:height="0.1252in" draw:z-index="0"><draw:image xlink:href="Pictures/100002000000000D0000000C4297083AF203DD92.gif" xlink:type="simple" xlink:show="embed" xlink:actuate="onLoad" draw:mime-type="image/gif"/></draw:frame></draw:a> and install micropyGPS.py in /lib on the ESP32 file system. Have a look at <text:a xlink:type="simple" xlink:href="https://github.com/inmcm/micropyGPS/blob/master/test_micropyGPS.py" text:style-name="Internet_20_link" text:visited-style-name="Visited_20_Internet_20_Link">test_micropyGPS.py</text:a> to understand how to use the parser. Run it on the PC. </text:p>
      <text:h text:style-name="Heading_20_2" text:outline-level="2"><text:bookmark text:name="Exercise 3: Interpreting real me"/>Exercise 3: Interpreting real messages </text:h>
      <text:p text:style-name="Text_20_body">First save a series of NMEA sentences on a file. Transfer the file to the PC and have them interpreted by the micropyGPS parser in the same fashion as the test_micropyGPS.py does. You should get a result similar to this log. </text:p>
      <text:p text:style-name="Text_20_body"><text:a xlink:type="simple" xlink:href="https://afnog.iotworkshop.africa/pub/UCC_Course_2020/GPSAndInterfaceThroughUART/parserLog.txt" office:target-frame-name="_top" xlink:show="replace" text:style-name="Internet_20_link" text:visited-style-name="Visited_20_Internet_20_Link">https://afnog.iotworkshop.africa/pub/UCC_Course_2020/GPSAndInterfaceThroughUART/parserLog.txt</text:a></text:p>
      <text:p text:style-name="Text_20_body">After that you may try to interpret the messages directly on the ESP32as they come in. The microGPS parser is already included in your MicroPython firmware. </text:p>
      <text:h text:style-name="Heading_20_2" text:outline-level="2"><text:bookmark text:name="Exercise 4: as_GPS"/>Exercise 4: as_GPS </text:h>
      <text:p text:style-name="Text_20_body">Peter Hinch has written an asynchronous GPS driver with a parser based on micropyGPS. The driver is already installed in your MicroPython binary. Use this driver to extract the information of exercise 3. </text:p>
      <text:p text:style-name="Text_20_body"><text:soft-page-break/>The documentation of as_GPS can be found at <text:a xlink:type="simple" xlink:href="https://github.com/peterhinch/micropython-async/blob/master/v3/docs/GPS.md" office:target-frame-name="_blank" xlink:show="new" text:style-name="Internet_20_link" text:visited-style-name="Visited_20_Internet_20_Link">https://github.com/peterhinch/micropython-async/blob/master/v3/docs/GPS.md</text:a><draw:a xlink:type="simple" xlink:href="https://github.com/peterhinch/micropython-async/blob/master/v3/docs/GPS.md" office:target-frame-name="_blank" xlink:show="new"><draw:frame draw:style-name="fr1" draw:name="Image2" text:anchor-type="as-char" svg:width="0.1354in" svg:height="0.1252in" draw:z-index="1"><draw:image xlink:href="Pictures/100002000000000D0000000C4297083AF203DD92.gif" xlink:type="simple" xlink:show="embed" xlink:actuate="onLoad" draw:mime-type="image/gif"/></draw:frame></draw:a> </text:p>
      <text:h text:style-name="P5" text:outline-level="2">Exercise 5: u-center </text:h>
      <text:p text:style-name="Text_20_body">Connect the GPS receiver to your PC and install ublox u-center. When doing this on a Linux machine you must run u-center under the Windows emulator wine. Check out the possibilities u-center offers. Change the ublox neo 6M baud rate to 115200 and save the setting in the battery backed up RAM. </text:p>
      <text:h text:style-name="Heading_20_2" text:outline-level="2"><text:bookmark text:name="Exercise_6_gpsd"/>Exercise 6: gpsd </text:h>
      <text:p text:style-name="Text_20_body">Install gpsd on your machine and start it using the USB to serial adapter as NMEA source. Print the NMEA messages made available by gpsd using gpspipe and decode the messages with gpsmon. Have a look at the satellite positions with xgps. </text:p>
      <text:h text:style-name="Heading_20_2" text:outline-level="2"><text:bookmark text:name="Exercise_7_Display_the_GPS_posit"/>Exercise 7: Display the GPS position in a map </text:h>
      <text:p text:style-name="Text_20_body">Follow the Linux Journal tutorial to display the GPS position on a marble map. <text:span text:style-name="T4">Use the serial port as GPS source instead of the mobile phone.</text:span></text:p>
      <text:h text:style-name="Heading_20_2" text:outline-level="2"><text:bookmark text:name="Exercise_8_Display_the_GPS_posit"/>Exercise 8: Display the GPS position in a map when the receiver is connected to the ESP32 </text:h>
      <text:p text:style-name="Text_20_body">For this to work you must write a simple TCP server n the ESP32, which listens to a connection request on port 29998. When the connection request arrives the server connects to the TCP port, reads NMEA messages from the ublox neo 6M connected to the ESP32 <text:a xlink:type="simple" xlink:href="https://afnog.iotworkshop.africa/do/view/UCC_Course_2020/UART" text:style-name="Internet_20_link" text:visited-style-name="Visited_20_Internet_20_Link">UART</text:a> and sends the sentences to the TCP port without modification. </text:p>
      <text:p text:style-name="Text_20_body">Write a simple TCP client reading the information from the TCP port and printing it out </text:p>
      <text:p text:style-name="Text_20_body">On the PC: </text:p>
      <text:list xml:id="list3927074906" text:style-name="L1">
        <text:list-item>
          <text:p text:style-name="P7">start gpsd with tcp://IP_OF_ESP:29998 as GPS source </text:p>
        </text:list-item>
        <text:list-item>
          <text:p text:style-name="P7">check with gpspipe and gpsmon that the data arrive </text:p>
        </text:list-item>
        <text:list-item>
          <text:p text:style-name="P7">redirect the gspd information to port 29999 using <text:line-break/>gpspipe -r | nc -l 29999 </text:p>
        </text:list-item>
        <text:list-item>
          <text:p text:style-name="P6">run qmlscene on map.qml to send the information to OpenStreetView on marble </text:p>
        </text:list-item>
      </text:list>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02T17:37:08.401981249</meta:creation-date>
    <dc:date>2020-08-28T17:43:29.206668463</dc:date>
    <meta:editing-duration>PT3H22M17S</meta:editing-duration>
    <meta:editing-cycles>15</meta:editing-cycles>
    <meta:generator>LibreOffice/7.0.1.1$Linux_X86_64 LibreOffice_project/00$Build-1</meta:generator>
    <meta:document-statistic meta:table-count="0" meta:image-count="2" meta:object-count="0" meta:page-count="2" meta:paragraph-count="30" meta:word-count="574" meta:character-count="3504" meta:non-whitespace-character-count="2936"/>
  </office:meta>
</office:document-meta>
</file>